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836cm"/>
    </style:style>
    <style:style style:name="co4" style:family="table-column">
      <style:table-column-properties fo:break-before="auto" style:column-width="0.665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awbw.amarriner.com/terrain/ani/ycinfantry.gif" draw:style-name="gr1" draw:text-style-name="P1" svg:width="0.317cm" svg:height="0.317cm" svg:x="6.773cm" svg:y="1.354cm">
            <draw:image xlink:href="https://awbw.amarriner.com/terrain/ani/ycinfantry.gif" xlink:type="simple" xlink:show="embed" xlink:actuate="onLoad" draw:mime-type="image/gif">
              <text:p/>
            </draw:image>
          </draw:frame>
          <draw:frame draw:z-index="1" draw:name="https://awbw.amarriner.com/terrain/ani/ycmech.gif" draw:style-name="gr1" draw:text-style-name="P1" svg:width="0.338cm" svg:height="0.338cm" svg:x="7.725cm" svg:y="1.44cm">
            <draw:image xlink:href="https://awbw.amarriner.com/terrain/ani/ycmech.gif" xlink:type="simple" xlink:show="embed" xlink:actuate="onLoad" draw:mime-type="image/gif">
              <text:p/>
            </draw:image>
          </draw:frame>
          <draw:frame draw:z-index="2" draw:name="https://awbw.amarriner.com/terrain/ani/ycrecon.gif" draw:style-name="gr1" draw:text-style-name="P1" svg:width="0.274cm" svg:height="0.295cm" svg:x="8.78cm" svg:y="1.397cm">
            <draw:image xlink:href="https://awbw.amarriner.com/terrain/ani/ycrecon.gif" xlink:type="simple" xlink:show="embed" xlink:actuate="onLoad" draw:mime-type="image/gif">
              <text:p/>
            </draw:image>
          </draw:frame>
          <draw:frame draw:z-index="3" draw:name="https://awbw.amarriner.com/terrain/ani/ycapc.gif" draw:style-name="gr1" draw:text-style-name="P1" svg:width="0.295cm" svg:height="0.295cm" svg:x="9.666cm" svg:y="1.418cm">
            <draw:image xlink:href="https://awbw.amarriner.com/terrain/ani/ycapc.gif" xlink:type="simple" xlink:show="embed" xlink:actuate="onLoad" draw:mime-type="image/gif">
              <text:p/>
            </draw:image>
          </draw:frame>
          <draw:frame draw:z-index="4" draw:name="https://awbw.amarriner.com/terrain/ani/ycartillery.gif" draw:style-name="gr1" draw:text-style-name="P1" svg:width="0.317cm" svg:height="0.317cm" svg:x="10.467cm" svg:y="1.483cm">
            <draw:image xlink:href="https://awbw.amarriner.com/terrain/ani/ycartillery.gif" xlink:type="simple" xlink:show="embed" xlink:actuate="onLoad" draw:mime-type="image/gif">
              <text:p/>
            </draw:image>
          </draw:frame>
          <draw:frame draw:z-index="5" draw:name="https://awbw.amarriner.com/terrain/ani/yctank.gif" draw:style-name="gr1" draw:text-style-name="P1" svg:width="0.274cm" svg:height="0.274cm" svg:x="11.418cm" svg:y="1.483cm">
            <draw:image xlink:href="https://awbw.amarriner.com/terrain/ani/yctank.gif" xlink:type="simple" xlink:show="embed" xlink:actuate="onLoad" draw:mime-type="image/gif">
              <text:p/>
            </draw:image>
          </draw:frame>
          <draw:frame draw:z-index="6" draw:name="https://awbw.amarriner.com/terrain/ani/ycanti-air.gif" draw:style-name="gr1" draw:text-style-name="P1" svg:width="0.338cm" svg:height="0.338cm" svg:x="12.154cm" svg:y="1.375cm">
            <draw:image xlink:href="https://awbw.amarriner.com/terrain/ani/ycanti-air.gif" xlink:type="simple" xlink:show="embed" xlink:actuate="onLoad" draw:mime-type="image/gif">
              <text:p/>
            </draw:image>
          </draw:frame>
          <draw:frame draw:z-index="7" draw:name="https://awbw.amarriner.com/terrain/ani/ycmissile.gif" draw:style-name="gr1" draw:text-style-name="P1" svg:width="0.295cm" svg:height="0.338cm" svg:x="12.962cm" svg:y="1.385cm">
            <draw:image xlink:href="https://awbw.amarriner.com/terrain/ani/ycmissile.gif" xlink:type="simple" xlink:show="embed" xlink:actuate="onLoad" draw:mime-type="image/gif">
              <text:p/>
            </draw:image>
          </draw:frame>
          <draw:frame draw:z-index="8" draw:name="https://awbw.amarriner.com/terrain/ani/ycrocket.gif" draw:style-name="gr1" draw:text-style-name="P1" svg:width="0.295cm" svg:height="0.317cm" svg:x="13.933cm" svg:y="1.416cm">
            <draw:image xlink:href="https://awbw.amarriner.com/terrain/ani/ycrocket.gif" xlink:type="simple" xlink:show="embed" xlink:actuate="onLoad" draw:mime-type="image/gif">
              <text:p/>
            </draw:image>
          </draw:frame>
          <draw:frame draw:z-index="9" draw:name="https://awbw.amarriner.com/terrain/ani/ycmd.tank.gif" draw:style-name="gr1" draw:text-style-name="P1" svg:width="0.317cm" svg:height="0.317cm" svg:x="14.79cm" svg:y="1.385cm">
            <draw:image xlink:href="https://awbw.amarriner.com/terrain/ani/ycmd.tank.gif" xlink:type="simple" xlink:show="embed" xlink:actuate="onLoad" draw:mime-type="image/gif">
              <text:p/>
            </draw:image>
          </draw:frame>
          <draw:frame draw:z-index="10" draw:name="https://awbw.amarriner.com/terrain/ani/ycpiperunner.gif" draw:style-name="gr1" draw:text-style-name="P1" svg:width="0.338cm" svg:height="0.338cm" svg:x="15.541cm" svg:y="1.401cm">
            <draw:image xlink:href="https://awbw.amarriner.com/terrain/ani/ycpiperunner.gif" xlink:type="simple" xlink:show="embed" xlink:actuate="onLoad" draw:mime-type="image/gif">
              <text:p/>
            </draw:image>
          </draw:frame>
          <draw:frame draw:z-index="11" draw:name="https://awbw.amarriner.com/terrain/ani/ycneotank.gif" draw:style-name="gr1" draw:text-style-name="P1" svg:width="0.317cm" svg:height="0.338cm" svg:x="16.482cm" svg:y="1.369cm">
            <draw:image xlink:href="https://awbw.amarriner.com/terrain/ani/ycneotank.gif" xlink:type="simple" xlink:show="embed" xlink:actuate="onLoad" draw:mime-type="image/gif">
              <text:p/>
            </draw:image>
          </draw:frame>
          <draw:frame draw:z-index="12" draw:name="https://awbw.amarriner.com/terrain/ani/ycmegatank.gif" draw:style-name="gr1" draw:text-style-name="P1" svg:width="0.338cm" svg:height="0.338cm" svg:x="17.151cm" svg:y="1.4cm">
            <draw:image xlink:href="https://awbw.amarriner.com/terrain/ani/ycmegatank.gif" xlink:type="simple" xlink:show="embed" xlink:actuate="onLoad" draw:mime-type="image/gif">
              <text:p/>
            </draw:image>
          </draw:frame>
          <draw:frame draw:z-index="13" draw:name="https://awbw.amarriner.com/terrain/ani/yct-copter.gif" draw:style-name="gr1" draw:text-style-name="P1" svg:width="0.317cm" svg:height="0.317cm" svg:x="17.936cm" svg:y="1.432cm">
            <draw:image xlink:href="https://awbw.amarriner.com/terrain/ani/yct-copter.gif" xlink:type="simple" xlink:show="embed" xlink:actuate="onLoad" draw:mime-type="image/gif">
              <text:p/>
            </draw:image>
          </draw:frame>
          <draw:frame draw:z-index="14" draw:name="https://awbw.amarriner.com/terrain/ani/ycb-copter.gif" draw:style-name="gr1" draw:text-style-name="P1" svg:width="0.338cm" svg:height="0.317cm" svg:x="18.679cm" svg:y="1.338cm">
            <draw:image xlink:href="https://awbw.amarriner.com/terrain/ani/ycb-copter.gif" xlink:type="simple" xlink:show="embed" xlink:actuate="onLoad" draw:mime-type="image/gif">
              <text:p/>
            </draw:image>
          </draw:frame>
          <draw:frame draw:z-index="15" draw:name="https://awbw.amarriner.com/terrain/ani/ycfighter.gif" draw:style-name="gr1" draw:text-style-name="P1" svg:width="0.317cm" svg:height="0.295cm" svg:x="19.606cm" svg:y="1.354cm">
            <draw:image xlink:href="https://awbw.amarriner.com/terrain/ani/ycfighter.gif" xlink:type="simple" xlink:show="embed" xlink:actuate="onLoad" draw:mime-type="image/gif">
              <text:p/>
            </draw:image>
          </draw:frame>
          <draw:frame draw:z-index="16" draw:name="https://awbw.amarriner.com/terrain/ani/ycbomber.gif" draw:style-name="gr1" draw:text-style-name="P1" svg:width="0.338cm" svg:height="0.317cm" svg:x="20.554cm" svg:y="1.432cm">
            <draw:image xlink:href="https://awbw.amarriner.com/terrain/ani/ycbomber.gif" xlink:type="simple" xlink:show="embed" xlink:actuate="onLoad" draw:mime-type="image/gif">
              <text:p/>
            </draw:image>
          </draw:frame>
          <draw:frame draw:z-index="17" draw:name="https://awbw.amarriner.com/terrain/ani/ycstealth.gif" draw:style-name="gr1" draw:text-style-name="P1" svg:width="0.338cm" svg:height="0.338cm" svg:x="21.3cm" svg:y="1.416cm">
            <draw:image xlink:href="https://awbw.amarriner.com/terrain/ani/ycstealth.gif" xlink:type="simple" xlink:show="embed" xlink:actuate="onLoad" draw:mime-type="image/gif">
              <text:p/>
            </draw:image>
          </draw:frame>
          <draw:frame draw:z-index="18" draw:name="https://awbw.amarriner.com/terrain/ani/ycblackbomb.gif" draw:style-name="gr1" draw:text-style-name="P1" svg:width="0.338cm" svg:height="0.338cm" svg:x="22.095cm" svg:y="1.417cm">
            <draw:image xlink:href="https://awbw.amarriner.com/terrain/ani/ycblackbomb.gif" xlink:type="simple" xlink:show="embed" xlink:actuate="onLoad" draw:mime-type="image/gif">
              <text:p/>
            </draw:image>
          </draw:frame>
          <draw:frame draw:z-index="19" draw:name="https://awbw.amarriner.com/terrain/ani/ycblackboat.gif" draw:style-name="gr1" draw:text-style-name="P1" svg:width="0.338cm" svg:height="0.253cm" svg:x="23.169cm" svg:y="1.416cm">
            <draw:image xlink:href="https://awbw.amarriner.com/terrain/ani/ycblackboat.gif" xlink:type="simple" xlink:show="embed" xlink:actuate="onLoad" draw:mime-type="image/gif">
              <text:p/>
            </draw:image>
          </draw:frame>
          <draw:frame draw:z-index="20" draw:name="https://awbw.amarriner.com/terrain/ani/yclander.gif" draw:style-name="gr1" draw:text-style-name="P1" svg:width="0.338cm" svg:height="0.274cm" svg:x="23.826cm" svg:y="1.401cm">
            <draw:image xlink:href="https://awbw.amarriner.com/terrain/ani/yclander.gif" xlink:type="simple" xlink:show="embed" xlink:actuate="onLoad" draw:mime-type="image/gif">
              <text:p/>
            </draw:image>
          </draw:frame>
          <draw:frame draw:z-index="21" draw:name="https://awbw.amarriner.com/terrain/ani/yccruiser.gif" draw:style-name="gr1" draw:text-style-name="P1" svg:width="0.274cm" svg:height="0.253cm" svg:x="24.429cm" svg:y="1.432cm">
            <draw:image xlink:href="https://awbw.amarriner.com/terrain/ani/yccruiser.gif" xlink:type="simple" xlink:show="embed" xlink:actuate="onLoad" draw:mime-type="image/gif">
              <text:p/>
            </draw:image>
          </draw:frame>
          <draw:frame draw:z-index="22" draw:name="https://awbw.amarriner.com/terrain/ani/ycsub.gif" draw:style-name="gr1" draw:text-style-name="P1" svg:width="0.338cm" svg:height="0.232cm" svg:x="25.201cm" svg:y="1.494cm">
            <draw:image xlink:href="https://awbw.amarriner.com/terrain/ani/ycsub.gif" xlink:type="simple" xlink:show="embed" xlink:actuate="onLoad" draw:mime-type="image/gif">
              <text:p/>
            </draw:image>
          </draw:frame>
          <draw:frame draw:z-index="23" draw:name="https://awbw.amarriner.com/terrain/ani/ycbattleship.gif" draw:style-name="gr1" draw:text-style-name="P1" svg:width="0.338cm" svg:height="0.295cm" svg:x="25.852cm" svg:y="1.386cm">
            <draw:image xlink:href="https://awbw.amarriner.com/terrain/ani/ycbattleship.gif" xlink:type="simple" xlink:show="embed" xlink:actuate="onLoad" draw:mime-type="image/gif">
              <text:p/>
            </draw:image>
          </draw:frame>
          <draw:frame draw:z-index="24" draw:name="https://awbw.amarriner.com/terrain/ani/yccarrier.gif" draw:style-name="gr1" draw:text-style-name="P1" svg:width="0.338cm" svg:height="0.317cm" svg:x="26.471cm" svg:y="1.416cm">
            <draw:image xlink:href="https://awbw.amarriner.com/terrain/ani/yccarrier.gif" xlink:type="simple" xlink:show="embed" xlink:actuate="onLoad" draw:mime-type="image/gif">
              <text:p/>
            </draw:image>
          </draw:frame>
          <draw:frame draw:z-index="25" draw:name="https://awbw.amarriner.com/terrain/ani/geinfantry.gif" draw:style-name="gr1" draw:text-style-name="P1" svg:width="0.274cm" svg:height="0.317cm" svg:x="4.515cm" svg:y="1.806cm">
            <draw:image xlink:href="https://awbw.amarriner.com/terrain/ani/geinfantry.gif" xlink:type="simple" xlink:show="embed" xlink:actuate="onLoad" draw:mime-type="image/gif">
              <text:p/>
            </draw:image>
          </draw:frame>
          <draw:frame draw:z-index="26" draw:name="https://awbw.amarriner.com/terrain/ani/gemech.gif" draw:style-name="gr1" draw:text-style-name="P1" svg:width="0.338cm" svg:height="0.338cm" svg:x="4.515cm" svg:y="2.257cm">
            <draw:image xlink:href="https://awbw.amarriner.com/terrain/ani/gemech.gif" xlink:type="simple" xlink:show="embed" xlink:actuate="onLoad" draw:mime-type="image/gif">
              <text:p/>
            </draw:image>
          </draw:frame>
          <draw:frame draw:z-index="27" draw:name="https://awbw.amarriner.com/terrain/ani/gerecon.gif" draw:style-name="gr1" draw:text-style-name="P1" svg:width="0.274cm" svg:height="0.295cm" svg:x="4.515cm" svg:y="2.709cm">
            <draw:image xlink:href="https://awbw.amarriner.com/terrain/ani/gerecon.gif" xlink:type="simple" xlink:show="embed" xlink:actuate="onLoad" draw:mime-type="image/gif">
              <text:p/>
            </draw:image>
          </draw:frame>
          <draw:frame draw:z-index="28" draw:name="https://awbw.amarriner.com/terrain/ani/geapc.gif" draw:style-name="gr1" draw:text-style-name="P1" svg:width="0.295cm" svg:height="0.295cm" svg:x="4.515cm" svg:y="3.16cm">
            <draw:image xlink:href="https://awbw.amarriner.com/terrain/ani/geapc.gif" xlink:type="simple" xlink:show="embed" xlink:actuate="onLoad" draw:mime-type="image/gif">
              <text:p/>
            </draw:image>
          </draw:frame>
          <draw:frame draw:z-index="29" draw:name="https://awbw.amarriner.com/terrain/ani/geartillery.gif" draw:style-name="gr1" draw:text-style-name="P1" svg:width="0.317cm" svg:height="0.317cm" svg:x="4.515cm" svg:y="3.612cm">
            <draw:image xlink:href="https://awbw.amarriner.com/terrain/ani/geartillery.gif" xlink:type="simple" xlink:show="embed" xlink:actuate="onLoad" draw:mime-type="image/gif">
              <text:p/>
            </draw:image>
          </draw:frame>
          <draw:frame draw:z-index="30" draw:name="https://awbw.amarriner.com/terrain/ani/getank.gif" draw:style-name="gr1" draw:text-style-name="P1" svg:width="0.274cm" svg:height="0.274cm" svg:x="4.515cm" svg:y="4.064cm">
            <draw:image xlink:href="https://awbw.amarriner.com/terrain/ani/getank.gif" xlink:type="simple" xlink:show="embed" xlink:actuate="onLoad" draw:mime-type="image/gif">
              <text:p/>
            </draw:image>
          </draw:frame>
          <draw:frame draw:z-index="31" draw:name="https://awbw.amarriner.com/terrain/ani/geanti-air.gif" draw:style-name="gr1" draw:text-style-name="P1" svg:width="0.338cm" svg:height="0.338cm" svg:x="4.515cm" svg:y="4.515cm">
            <draw:image xlink:href="https://awbw.amarriner.com/terrain/ani/geanti-air.gif" xlink:type="simple" xlink:show="embed" xlink:actuate="onLoad" draw:mime-type="image/gif">
              <text:p/>
            </draw:image>
          </draw:frame>
          <draw:frame draw:z-index="32" draw:name="https://awbw.amarriner.com/terrain/ani/gemissile.gif" draw:style-name="gr1" draw:text-style-name="P1" svg:width="0.295cm" svg:height="0.338cm" svg:x="4.515cm" svg:y="4.967cm">
            <draw:image xlink:href="https://awbw.amarriner.com/terrain/ani/gemissile.gif" xlink:type="simple" xlink:show="embed" xlink:actuate="onLoad" draw:mime-type="image/gif">
              <text:p/>
            </draw:image>
          </draw:frame>
          <draw:frame draw:z-index="33" draw:name="https://awbw.amarriner.com/terrain/ani/gerocket.gif" draw:style-name="gr1" draw:text-style-name="P1" svg:width="0.295cm" svg:height="0.317cm" svg:x="4.515cm" svg:y="5.418cm">
            <draw:image xlink:href="https://awbw.amarriner.com/terrain/ani/gerocket.gif" xlink:type="simple" xlink:show="embed" xlink:actuate="onLoad" draw:mime-type="image/gif">
              <text:p/>
            </draw:image>
          </draw:frame>
          <draw:frame draw:z-index="34" draw:name="https://awbw.amarriner.com/terrain/ani/gemd.tank.gif" draw:style-name="gr1" draw:text-style-name="P1" svg:width="0.317cm" svg:height="0.317cm" svg:x="4.515cm" svg:y="5.87cm">
            <draw:image xlink:href="https://awbw.amarriner.com/terrain/ani/gemd.tank.gif" xlink:type="simple" xlink:show="embed" xlink:actuate="onLoad" draw:mime-type="image/gif">
              <text:p/>
            </draw:image>
          </draw:frame>
          <draw:frame draw:z-index="35" draw:name="https://awbw.amarriner.com/terrain/ani/gepiperunner.gif" draw:style-name="gr1" draw:text-style-name="P1" svg:width="0.338cm" svg:height="0.338cm" svg:x="4.515cm" svg:y="6.321cm">
            <draw:image xlink:href="https://awbw.amarriner.com/terrain/ani/gepiperunner.gif" xlink:type="simple" xlink:show="embed" xlink:actuate="onLoad" draw:mime-type="image/gif">
              <text:p/>
            </draw:image>
          </draw:frame>
          <draw:frame draw:z-index="36" draw:name="https://awbw.amarriner.com/terrain/ani/geneotank.gif" draw:style-name="gr1" draw:text-style-name="P1" svg:width="0.317cm" svg:height="0.338cm" svg:x="4.515cm" svg:y="6.773cm">
            <draw:image xlink:href="https://awbw.amarriner.com/terrain/ani/geneotank.gif" xlink:type="simple" xlink:show="embed" xlink:actuate="onLoad" draw:mime-type="image/gif">
              <text:p/>
            </draw:image>
          </draw:frame>
          <draw:frame draw:z-index="37" draw:name="https://awbw.amarriner.com/terrain/ani/gemegatank.gif" draw:style-name="gr1" draw:text-style-name="P1" svg:width="0.338cm" svg:height="0.338cm" svg:x="4.515cm" svg:y="7.224cm">
            <draw:image xlink:href="https://awbw.amarriner.com/terrain/ani/gemegatank.gif" xlink:type="simple" xlink:show="embed" xlink:actuate="onLoad" draw:mime-type="image/gif">
              <text:p/>
            </draw:image>
          </draw:frame>
          <draw:frame draw:z-index="38" draw:name="https://awbw.amarriner.com/terrain/ani/get-copter.gif" draw:style-name="gr1" draw:text-style-name="P1" svg:width="0.317cm" svg:height="0.317cm" svg:x="4.515cm" svg:y="7.676cm">
            <draw:image xlink:href="https://awbw.amarriner.com/terrain/ani/get-copter.gif" xlink:type="simple" xlink:show="embed" xlink:actuate="onLoad" draw:mime-type="image/gif">
              <text:p/>
            </draw:image>
          </draw:frame>
          <draw:frame draw:z-index="39" draw:name="https://awbw.amarriner.com/terrain/ani/geb-copter.gif" draw:style-name="gr1" draw:text-style-name="P1" svg:width="0.338cm" svg:height="0.317cm" svg:x="4.515cm" svg:y="8.128cm">
            <draw:image xlink:href="https://awbw.amarriner.com/terrain/ani/geb-copter.gif" xlink:type="simple" xlink:show="embed" xlink:actuate="onLoad" draw:mime-type="image/gif">
              <text:p/>
            </draw:image>
          </draw:frame>
          <draw:frame draw:z-index="40" draw:name="https://awbw.amarriner.com/terrain/ani/gefighter.gif" draw:style-name="gr1" draw:text-style-name="P1" svg:width="0.317cm" svg:height="0.295cm" svg:x="4.515cm" svg:y="8.579cm">
            <draw:image xlink:href="https://awbw.amarriner.com/terrain/ani/gefighter.gif" xlink:type="simple" xlink:show="embed" xlink:actuate="onLoad" draw:mime-type="image/gif">
              <text:p/>
            </draw:image>
          </draw:frame>
          <draw:frame draw:z-index="41" draw:name="https://awbw.amarriner.com/terrain/ani/gebomber.gif" draw:style-name="gr1" draw:text-style-name="P1" svg:width="0.338cm" svg:height="0.317cm" svg:x="4.515cm" svg:y="9.031cm">
            <draw:image xlink:href="https://awbw.amarriner.com/terrain/ani/gebomber.gif" xlink:type="simple" xlink:show="embed" xlink:actuate="onLoad" draw:mime-type="image/gif">
              <text:p/>
            </draw:image>
          </draw:frame>
          <draw:frame draw:z-index="42" draw:name="https://awbw.amarriner.com/terrain/ani/gestealth.gif" draw:style-name="gr1" draw:text-style-name="P1" svg:width="0.338cm" svg:height="0.338cm" svg:x="4.515cm" svg:y="9.482cm">
            <draw:image xlink:href="https://awbw.amarriner.com/terrain/ani/gestealth.gif" xlink:type="simple" xlink:show="embed" xlink:actuate="onLoad" draw:mime-type="image/gif">
              <text:p/>
            </draw:image>
          </draw:frame>
          <draw:frame draw:z-index="43" draw:name="https://awbw.amarriner.com/terrain/ani/geblackbomb.gif" draw:style-name="gr1" draw:text-style-name="P1" svg:width="0.338cm" svg:height="0.338cm" svg:x="4.515cm" svg:y="9.934cm">
            <draw:image xlink:href="https://awbw.amarriner.com/terrain/ani/geblackbomb.gif" xlink:type="simple" xlink:show="embed" xlink:actuate="onLoad" draw:mime-type="image/gif">
              <text:p/>
            </draw:image>
          </draw:frame>
          <draw:frame draw:z-index="44" draw:name="https://awbw.amarriner.com/terrain/ani/geblackboat.gif" draw:style-name="gr1" draw:text-style-name="P1" svg:width="0.338cm" svg:height="0.253cm" svg:x="4.515cm" svg:y="10.385cm">
            <draw:image xlink:href="https://awbw.amarriner.com/terrain/ani/geblackboat.gif" xlink:type="simple" xlink:show="embed" xlink:actuate="onLoad" draw:mime-type="image/gif">
              <text:p/>
            </draw:image>
          </draw:frame>
          <draw:frame draw:z-index="45" draw:name="https://awbw.amarriner.com/terrain/ani/gelander.gif" draw:style-name="gr1" draw:text-style-name="P1" svg:width="0.338cm" svg:height="0.274cm" svg:x="4.515cm" svg:y="10.837cm">
            <draw:image xlink:href="https://awbw.amarriner.com/terrain/ani/gelander.gif" xlink:type="simple" xlink:show="embed" xlink:actuate="onLoad" draw:mime-type="image/gif">
              <text:p/>
            </draw:image>
          </draw:frame>
          <draw:frame draw:z-index="46" draw:name="https://awbw.amarriner.com/terrain/ani/gecruiser.gif" draw:style-name="gr1" draw:text-style-name="P1" svg:width="0.274cm" svg:height="0.253cm" svg:x="4.515cm" svg:y="11.288cm">
            <draw:image xlink:href="https://awbw.amarriner.com/terrain/ani/gecruiser.gif" xlink:type="simple" xlink:show="embed" xlink:actuate="onLoad" draw:mime-type="image/gif">
              <text:p/>
            </draw:image>
          </draw:frame>
          <draw:frame draw:z-index="47" draw:name="https://awbw.amarriner.com/terrain/ani/gesub.gif" draw:style-name="gr1" draw:text-style-name="P1" svg:width="0.338cm" svg:height="0.232cm" svg:x="4.515cm" svg:y="11.74cm">
            <draw:image xlink:href="https://awbw.amarriner.com/terrain/ani/gesub.gif" xlink:type="simple" xlink:show="embed" xlink:actuate="onLoad" draw:mime-type="image/gif">
              <text:p/>
            </draw:image>
          </draw:frame>
          <draw:frame draw:z-index="48" draw:name="https://awbw.amarriner.com/terrain/ani/gebattleship.gif" draw:style-name="gr1" draw:text-style-name="P1" svg:width="0.338cm" svg:height="0.295cm" svg:x="4.515cm" svg:y="12.192cm">
            <draw:image xlink:href="https://awbw.amarriner.com/terrain/ani/gebattleship.gif" xlink:type="simple" xlink:show="embed" xlink:actuate="onLoad" draw:mime-type="image/gif">
              <text:p/>
            </draw:image>
          </draw:frame>
          <draw:frame draw:z-index="49" draw:name="https://awbw.amarriner.com/terrain/ani/gecarrier.gif" draw:style-name="gr1" draw:text-style-name="P1" svg:width="0.338cm" svg:height="0.317cm" svg:x="4.515cm" svg:y="12.643cm">
            <draw:image xlink:href="https://awbw.amarriner.com/terrain/ani/gecarrier.gif" xlink:type="simple" xlink:show="embed" xlink:actuate="onLoad" draw:mime-type="image/gif">
              <text:p/>
            </draw:image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number-columns-repeated="11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7" table:default-cell-style-name="ce3"/>
        <table:table-column table:style-name="co4" table:number-columns-repeated="5" table:default-cell-style-name="ce3"/>
        <table:table-row table:style-name="ro1" table:number-rows-repeated="2">
          <table:table-cell table:number-columns-repeated="2"/>
          <table:table-cell table:style-name="Default" table:number-columns-repeated="26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 </text:p>
          </table:table-cell>
          <table:table-cell table:style-name="ce2" table:number-columns-repeated="25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- 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- 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- 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 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- 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- 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-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-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10" calcext:value-type="float">
            <text:p>11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string" calcext:value-type="string">
            <text:p>- 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- 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9" office:value-type="string" calcext:value-type="string">
            <text:p>- 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- 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- 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string" calcext:value-type="string">
            <text:p>- </text:p>
          </table:table-cell>
          <table:table-cell office:value-type="string" calcext:value-type="string">
            <text:p>-</text:p>
          </table:table-cell>
        </table:table-row>
      </table:table>
      <table:table table:name="Sheet1_2" table:style-name="ta1">
        <table:shapes>
          <draw:frame draw:z-index="0" draw:name="https://awbw.amarriner.com/terrain/ani/ycinfantry.gif" draw:style-name="gr1" draw:text-style-name="P1" svg:width="0.317cm" svg:height="0.317cm" svg:x="6.773cm" svg:y="1.354cm">
            <draw:image xlink:href="https://awbw.amarriner.com/terrain/ani/ycinfantry.gif" xlink:type="simple" xlink:show="embed" xlink:actuate="onLoad" draw:mime-type="image/gif">
              <text:p/>
            </draw:image>
          </draw:frame>
          <draw:frame draw:z-index="1" draw:name="https://awbw.amarriner.com/terrain/ani/ycmech.gif" draw:style-name="gr1" draw:text-style-name="P1" svg:width="0.338cm" svg:height="0.338cm" svg:x="7.725cm" svg:y="1.44cm">
            <draw:image xlink:href="https://awbw.amarriner.com/terrain/ani/ycmech.gif" xlink:type="simple" xlink:show="embed" xlink:actuate="onLoad" draw:mime-type="image/gif">
              <text:p/>
            </draw:image>
          </draw:frame>
          <draw:frame draw:z-index="2" draw:name="https://awbw.amarriner.com/terrain/ani/ycrecon.gif" draw:style-name="gr1" draw:text-style-name="P1" svg:width="0.274cm" svg:height="0.295cm" svg:x="8.78cm" svg:y="1.397cm">
            <draw:image xlink:href="https://awbw.amarriner.com/terrain/ani/ycrecon.gif" xlink:type="simple" xlink:show="embed" xlink:actuate="onLoad" draw:mime-type="image/gif">
              <text:p/>
            </draw:image>
          </draw:frame>
          <draw:frame draw:z-index="3" draw:name="https://awbw.amarriner.com/terrain/ani/ycapc.gif" draw:style-name="gr1" draw:text-style-name="P1" svg:width="0.295cm" svg:height="0.295cm" svg:x="9.666cm" svg:y="1.418cm">
            <draw:image xlink:href="https://awbw.amarriner.com/terrain/ani/ycapc.gif" xlink:type="simple" xlink:show="embed" xlink:actuate="onLoad" draw:mime-type="image/gif">
              <text:p/>
            </draw:image>
          </draw:frame>
          <draw:frame draw:z-index="4" draw:name="https://awbw.amarriner.com/terrain/ani/ycartillery.gif" draw:style-name="gr1" draw:text-style-name="P1" svg:width="0.317cm" svg:height="0.317cm" svg:x="10.467cm" svg:y="1.483cm">
            <draw:image xlink:href="https://awbw.amarriner.com/terrain/ani/ycartillery.gif" xlink:type="simple" xlink:show="embed" xlink:actuate="onLoad" draw:mime-type="image/gif">
              <text:p/>
            </draw:image>
          </draw:frame>
          <draw:frame draw:z-index="5" draw:name="https://awbw.amarriner.com/terrain/ani/yctank.gif" draw:style-name="gr1" draw:text-style-name="P1" svg:width="0.274cm" svg:height="0.274cm" svg:x="11.418cm" svg:y="1.483cm">
            <draw:image xlink:href="https://awbw.amarriner.com/terrain/ani/yctank.gif" xlink:type="simple" xlink:show="embed" xlink:actuate="onLoad" draw:mime-type="image/gif">
              <text:p/>
            </draw:image>
          </draw:frame>
          <draw:frame draw:z-index="6" draw:name="https://awbw.amarriner.com/terrain/ani/ycanti-air.gif" draw:style-name="gr1" draw:text-style-name="P1" svg:width="0.338cm" svg:height="0.338cm" svg:x="12.154cm" svg:y="1.375cm">
            <draw:image xlink:href="https://awbw.amarriner.com/terrain/ani/ycanti-air.gif" xlink:type="simple" xlink:show="embed" xlink:actuate="onLoad" draw:mime-type="image/gif">
              <text:p/>
            </draw:image>
          </draw:frame>
          <draw:frame draw:z-index="7" draw:name="https://awbw.amarriner.com/terrain/ani/ycmissile.gif" draw:style-name="gr1" draw:text-style-name="P1" svg:width="0.295cm" svg:height="0.338cm" svg:x="12.962cm" svg:y="1.385cm">
            <draw:image xlink:href="https://awbw.amarriner.com/terrain/ani/ycmissile.gif" xlink:type="simple" xlink:show="embed" xlink:actuate="onLoad" draw:mime-type="image/gif">
              <text:p/>
            </draw:image>
          </draw:frame>
          <draw:frame draw:z-index="8" draw:name="https://awbw.amarriner.com/terrain/ani/ycrocket.gif" draw:style-name="gr1" draw:text-style-name="P1" svg:width="0.295cm" svg:height="0.317cm" svg:x="13.933cm" svg:y="1.416cm">
            <draw:image xlink:href="https://awbw.amarriner.com/terrain/ani/ycrocket.gif" xlink:type="simple" xlink:show="embed" xlink:actuate="onLoad" draw:mime-type="image/gif">
              <text:p/>
            </draw:image>
          </draw:frame>
          <draw:frame draw:z-index="9" draw:name="https://awbw.amarriner.com/terrain/ani/ycmd.tank.gif" draw:style-name="gr1" draw:text-style-name="P1" svg:width="0.317cm" svg:height="0.317cm" svg:x="14.79cm" svg:y="1.385cm">
            <draw:image xlink:href="https://awbw.amarriner.com/terrain/ani/ycmd.tank.gif" xlink:type="simple" xlink:show="embed" xlink:actuate="onLoad" draw:mime-type="image/gif">
              <text:p/>
            </draw:image>
          </draw:frame>
          <draw:frame draw:z-index="10" draw:name="https://awbw.amarriner.com/terrain/ani/ycpiperunner.gif" draw:style-name="gr1" draw:text-style-name="P1" svg:width="0.338cm" svg:height="0.338cm" svg:x="15.541cm" svg:y="1.401cm">
            <draw:image xlink:href="https://awbw.amarriner.com/terrain/ani/ycpiperunner.gif" xlink:type="simple" xlink:show="embed" xlink:actuate="onLoad" draw:mime-type="image/gif">
              <text:p/>
            </draw:image>
          </draw:frame>
          <draw:frame draw:z-index="11" draw:name="https://awbw.amarriner.com/terrain/ani/ycneotank.gif" draw:style-name="gr1" draw:text-style-name="P1" svg:width="0.317cm" svg:height="0.338cm" svg:x="16.482cm" svg:y="1.369cm">
            <draw:image xlink:href="https://awbw.amarriner.com/terrain/ani/ycneotank.gif" xlink:type="simple" xlink:show="embed" xlink:actuate="onLoad" draw:mime-type="image/gif">
              <text:p/>
            </draw:image>
          </draw:frame>
          <draw:frame draw:z-index="12" draw:name="https://awbw.amarriner.com/terrain/ani/ycmegatank.gif" draw:style-name="gr1" draw:text-style-name="P1" svg:width="0.338cm" svg:height="0.338cm" svg:x="17.151cm" svg:y="1.4cm">
            <draw:image xlink:href="https://awbw.amarriner.com/terrain/ani/ycmegatank.gif" xlink:type="simple" xlink:show="embed" xlink:actuate="onLoad" draw:mime-type="image/gif">
              <text:p/>
            </draw:image>
          </draw:frame>
          <draw:frame draw:z-index="13" draw:name="https://awbw.amarriner.com/terrain/ani/yct-copter.gif" draw:style-name="gr1" draw:text-style-name="P1" svg:width="0.317cm" svg:height="0.317cm" svg:x="17.936cm" svg:y="1.432cm">
            <draw:image xlink:href="https://awbw.amarriner.com/terrain/ani/yct-copter.gif" xlink:type="simple" xlink:show="embed" xlink:actuate="onLoad" draw:mime-type="image/gif">
              <text:p/>
            </draw:image>
          </draw:frame>
          <draw:frame draw:z-index="14" draw:name="https://awbw.amarriner.com/terrain/ani/ycb-copter.gif" draw:style-name="gr1" draw:text-style-name="P1" svg:width="0.338cm" svg:height="0.317cm" svg:x="18.679cm" svg:y="1.338cm">
            <draw:image xlink:href="https://awbw.amarriner.com/terrain/ani/ycb-copter.gif" xlink:type="simple" xlink:show="embed" xlink:actuate="onLoad" draw:mime-type="image/gif">
              <text:p/>
            </draw:image>
          </draw:frame>
          <draw:frame draw:z-index="15" draw:name="https://awbw.amarriner.com/terrain/ani/ycfighter.gif" draw:style-name="gr1" draw:text-style-name="P1" svg:width="0.317cm" svg:height="0.295cm" svg:x="19.606cm" svg:y="1.354cm">
            <draw:image xlink:href="https://awbw.amarriner.com/terrain/ani/ycfighter.gif" xlink:type="simple" xlink:show="embed" xlink:actuate="onLoad" draw:mime-type="image/gif">
              <text:p/>
            </draw:image>
          </draw:frame>
          <draw:frame draw:z-index="16" draw:name="https://awbw.amarriner.com/terrain/ani/ycbomber.gif" draw:style-name="gr1" draw:text-style-name="P1" svg:width="0.338cm" svg:height="0.317cm" svg:x="20.554cm" svg:y="1.432cm">
            <draw:image xlink:href="https://awbw.amarriner.com/terrain/ani/ycbomber.gif" xlink:type="simple" xlink:show="embed" xlink:actuate="onLoad" draw:mime-type="image/gif">
              <text:p/>
            </draw:image>
          </draw:frame>
          <draw:frame draw:z-index="17" draw:name="https://awbw.amarriner.com/terrain/ani/ycstealth.gif" draw:style-name="gr1" draw:text-style-name="P1" svg:width="0.338cm" svg:height="0.338cm" svg:x="21.3cm" svg:y="1.416cm">
            <draw:image xlink:href="https://awbw.amarriner.com/terrain/ani/ycstealth.gif" xlink:type="simple" xlink:show="embed" xlink:actuate="onLoad" draw:mime-type="image/gif">
              <text:p/>
            </draw:image>
          </draw:frame>
          <draw:frame draw:z-index="18" draw:name="https://awbw.amarriner.com/terrain/ani/ycblackbomb.gif" draw:style-name="gr1" draw:text-style-name="P1" svg:width="0.338cm" svg:height="0.338cm" svg:x="22.095cm" svg:y="1.417cm">
            <draw:image xlink:href="https://awbw.amarriner.com/terrain/ani/ycblackbomb.gif" xlink:type="simple" xlink:show="embed" xlink:actuate="onLoad" draw:mime-type="image/gif">
              <text:p/>
            </draw:image>
          </draw:frame>
          <draw:frame draw:z-index="19" draw:name="https://awbw.amarriner.com/terrain/ani/ycblackboat.gif" draw:style-name="gr1" draw:text-style-name="P1" svg:width="0.338cm" svg:height="0.253cm" svg:x="23.169cm" svg:y="1.416cm">
            <draw:image xlink:href="https://awbw.amarriner.com/terrain/ani/ycblackboat.gif" xlink:type="simple" xlink:show="embed" xlink:actuate="onLoad" draw:mime-type="image/gif">
              <text:p/>
            </draw:image>
          </draw:frame>
          <draw:frame draw:z-index="20" draw:name="https://awbw.amarriner.com/terrain/ani/yclander.gif" draw:style-name="gr1" draw:text-style-name="P1" svg:width="0.338cm" svg:height="0.274cm" svg:x="23.826cm" svg:y="1.401cm">
            <draw:image xlink:href="https://awbw.amarriner.com/terrain/ani/yclander.gif" xlink:type="simple" xlink:show="embed" xlink:actuate="onLoad" draw:mime-type="image/gif">
              <text:p/>
            </draw:image>
          </draw:frame>
          <draw:frame draw:z-index="21" draw:name="https://awbw.amarriner.com/terrain/ani/yccruiser.gif" draw:style-name="gr1" draw:text-style-name="P1" svg:width="0.274cm" svg:height="0.253cm" svg:x="24.429cm" svg:y="1.432cm">
            <draw:image xlink:href="https://awbw.amarriner.com/terrain/ani/yccruiser.gif" xlink:type="simple" xlink:show="embed" xlink:actuate="onLoad" draw:mime-type="image/gif">
              <text:p/>
            </draw:image>
          </draw:frame>
          <draw:frame draw:z-index="22" draw:name="https://awbw.amarriner.com/terrain/ani/ycsub.gif" draw:style-name="gr1" draw:text-style-name="P1" svg:width="0.338cm" svg:height="0.232cm" svg:x="25.201cm" svg:y="1.494cm">
            <draw:image xlink:href="https://awbw.amarriner.com/terrain/ani/ycsub.gif" xlink:type="simple" xlink:show="embed" xlink:actuate="onLoad" draw:mime-type="image/gif">
              <text:p/>
            </draw:image>
          </draw:frame>
          <draw:frame draw:z-index="23" draw:name="https://awbw.amarriner.com/terrain/ani/ycbattleship.gif" draw:style-name="gr1" draw:text-style-name="P1" svg:width="0.338cm" svg:height="0.295cm" svg:x="25.852cm" svg:y="1.386cm">
            <draw:image xlink:href="https://awbw.amarriner.com/terrain/ani/ycbattleship.gif" xlink:type="simple" xlink:show="embed" xlink:actuate="onLoad" draw:mime-type="image/gif">
              <text:p/>
            </draw:image>
          </draw:frame>
          <draw:frame draw:z-index="24" draw:name="https://awbw.amarriner.com/terrain/ani/yccarrier.gif" draw:style-name="gr1" draw:text-style-name="P1" svg:width="0.338cm" svg:height="0.317cm" svg:x="26.471cm" svg:y="1.416cm">
            <draw:image xlink:href="https://awbw.amarriner.com/terrain/ani/yccarrier.gif" xlink:type="simple" xlink:show="embed" xlink:actuate="onLoad" draw:mime-type="image/gif">
              <text:p/>
            </draw:image>
          </draw:frame>
          <draw:frame draw:z-index="25" draw:name="https://awbw.amarriner.com/terrain/ani/geinfantry.gif" draw:style-name="gr1" draw:text-style-name="P1" svg:width="0.274cm" svg:height="0.317cm" svg:x="4.515cm" svg:y="1.806cm">
            <draw:image xlink:href="https://awbw.amarriner.com/terrain/ani/geinfantry.gif" xlink:type="simple" xlink:show="embed" xlink:actuate="onLoad" draw:mime-type="image/gif">
              <text:p/>
            </draw:image>
          </draw:frame>
          <draw:frame draw:z-index="26" draw:name="https://awbw.amarriner.com/terrain/ani/gemech.gif" draw:style-name="gr1" draw:text-style-name="P1" svg:width="0.338cm" svg:height="0.338cm" svg:x="4.515cm" svg:y="2.257cm">
            <draw:image xlink:href="https://awbw.amarriner.com/terrain/ani/gemech.gif" xlink:type="simple" xlink:show="embed" xlink:actuate="onLoad" draw:mime-type="image/gif">
              <text:p/>
            </draw:image>
          </draw:frame>
          <draw:frame draw:z-index="27" draw:name="https://awbw.amarriner.com/terrain/ani/gerecon.gif" draw:style-name="gr1" draw:text-style-name="P1" svg:width="0.274cm" svg:height="0.295cm" svg:x="4.515cm" svg:y="2.709cm">
            <draw:image xlink:href="https://awbw.amarriner.com/terrain/ani/gerecon.gif" xlink:type="simple" xlink:show="embed" xlink:actuate="onLoad" draw:mime-type="image/gif">
              <text:p/>
            </draw:image>
          </draw:frame>
          <draw:frame draw:z-index="28" draw:name="https://awbw.amarriner.com/terrain/ani/geapc.gif" draw:style-name="gr1" draw:text-style-name="P1" svg:width="0.295cm" svg:height="0.295cm" svg:x="4.515cm" svg:y="3.16cm">
            <draw:image xlink:href="https://awbw.amarriner.com/terrain/ani/geapc.gif" xlink:type="simple" xlink:show="embed" xlink:actuate="onLoad" draw:mime-type="image/gif">
              <text:p/>
            </draw:image>
          </draw:frame>
          <draw:frame draw:z-index="29" draw:name="https://awbw.amarriner.com/terrain/ani/geartillery.gif" draw:style-name="gr1" draw:text-style-name="P1" svg:width="0.317cm" svg:height="0.317cm" svg:x="4.515cm" svg:y="3.612cm">
            <draw:image xlink:href="https://awbw.amarriner.com/terrain/ani/geartillery.gif" xlink:type="simple" xlink:show="embed" xlink:actuate="onLoad" draw:mime-type="image/gif">
              <text:p/>
            </draw:image>
          </draw:frame>
          <draw:frame draw:z-index="30" draw:name="https://awbw.amarriner.com/terrain/ani/getank.gif" draw:style-name="gr1" draw:text-style-name="P1" svg:width="0.274cm" svg:height="0.274cm" svg:x="4.515cm" svg:y="4.064cm">
            <draw:image xlink:href="https://awbw.amarriner.com/terrain/ani/getank.gif" xlink:type="simple" xlink:show="embed" xlink:actuate="onLoad" draw:mime-type="image/gif">
              <text:p/>
            </draw:image>
          </draw:frame>
          <draw:frame draw:z-index="31" draw:name="https://awbw.amarriner.com/terrain/ani/geanti-air.gif" draw:style-name="gr1" draw:text-style-name="P1" svg:width="0.338cm" svg:height="0.338cm" svg:x="4.515cm" svg:y="4.515cm">
            <draw:image xlink:href="https://awbw.amarriner.com/terrain/ani/geanti-air.gif" xlink:type="simple" xlink:show="embed" xlink:actuate="onLoad" draw:mime-type="image/gif">
              <text:p/>
            </draw:image>
          </draw:frame>
          <draw:frame draw:z-index="32" draw:name="https://awbw.amarriner.com/terrain/ani/gemissile.gif" draw:style-name="gr1" draw:text-style-name="P1" svg:width="0.295cm" svg:height="0.338cm" svg:x="4.515cm" svg:y="4.967cm">
            <draw:image xlink:href="https://awbw.amarriner.com/terrain/ani/gemissile.gif" xlink:type="simple" xlink:show="embed" xlink:actuate="onLoad" draw:mime-type="image/gif">
              <text:p/>
            </draw:image>
          </draw:frame>
          <draw:frame draw:z-index="33" draw:name="https://awbw.amarriner.com/terrain/ani/gerocket.gif" draw:style-name="gr1" draw:text-style-name="P1" svg:width="0.295cm" svg:height="0.317cm" svg:x="4.515cm" svg:y="5.418cm">
            <draw:image xlink:href="https://awbw.amarriner.com/terrain/ani/gerocket.gif" xlink:type="simple" xlink:show="embed" xlink:actuate="onLoad" draw:mime-type="image/gif">
              <text:p/>
            </draw:image>
          </draw:frame>
          <draw:frame draw:z-index="34" draw:name="https://awbw.amarriner.com/terrain/ani/gemd.tank.gif" draw:style-name="gr1" draw:text-style-name="P1" svg:width="0.317cm" svg:height="0.317cm" svg:x="4.515cm" svg:y="5.87cm">
            <draw:image xlink:href="https://awbw.amarriner.com/terrain/ani/gemd.tank.gif" xlink:type="simple" xlink:show="embed" xlink:actuate="onLoad" draw:mime-type="image/gif">
              <text:p/>
            </draw:image>
          </draw:frame>
          <draw:frame draw:z-index="35" draw:name="https://awbw.amarriner.com/terrain/ani/gepiperunner.gif" draw:style-name="gr1" draw:text-style-name="P1" svg:width="0.338cm" svg:height="0.338cm" svg:x="4.515cm" svg:y="6.321cm">
            <draw:image xlink:href="https://awbw.amarriner.com/terrain/ani/gepiperunner.gif" xlink:type="simple" xlink:show="embed" xlink:actuate="onLoad" draw:mime-type="image/gif">
              <text:p/>
            </draw:image>
          </draw:frame>
          <draw:frame draw:z-index="36" draw:name="https://awbw.amarriner.com/terrain/ani/geneotank.gif" draw:style-name="gr1" draw:text-style-name="P1" svg:width="0.317cm" svg:height="0.338cm" svg:x="4.515cm" svg:y="6.773cm">
            <draw:image xlink:href="https://awbw.amarriner.com/terrain/ani/geneotank.gif" xlink:type="simple" xlink:show="embed" xlink:actuate="onLoad" draw:mime-type="image/gif">
              <text:p/>
            </draw:image>
          </draw:frame>
          <draw:frame draw:z-index="37" draw:name="https://awbw.amarriner.com/terrain/ani/gemegatank.gif" draw:style-name="gr1" draw:text-style-name="P1" svg:width="0.338cm" svg:height="0.338cm" svg:x="4.515cm" svg:y="7.224cm">
            <draw:image xlink:href="https://awbw.amarriner.com/terrain/ani/gemegatank.gif" xlink:type="simple" xlink:show="embed" xlink:actuate="onLoad" draw:mime-type="image/gif">
              <text:p/>
            </draw:image>
          </draw:frame>
          <draw:frame draw:z-index="38" draw:name="https://awbw.amarriner.com/terrain/ani/get-copter.gif" draw:style-name="gr1" draw:text-style-name="P1" svg:width="0.317cm" svg:height="0.317cm" svg:x="4.515cm" svg:y="7.676cm">
            <draw:image xlink:href="https://awbw.amarriner.com/terrain/ani/get-copter.gif" xlink:type="simple" xlink:show="embed" xlink:actuate="onLoad" draw:mime-type="image/gif">
              <text:p/>
            </draw:image>
          </draw:frame>
          <draw:frame draw:z-index="39" draw:name="https://awbw.amarriner.com/terrain/ani/geb-copter.gif" draw:style-name="gr1" draw:text-style-name="P1" svg:width="0.338cm" svg:height="0.317cm" svg:x="4.515cm" svg:y="8.128cm">
            <draw:image xlink:href="https://awbw.amarriner.com/terrain/ani/geb-copter.gif" xlink:type="simple" xlink:show="embed" xlink:actuate="onLoad" draw:mime-type="image/gif">
              <text:p/>
            </draw:image>
          </draw:frame>
          <draw:frame draw:z-index="40" draw:name="https://awbw.amarriner.com/terrain/ani/gefighter.gif" draw:style-name="gr1" draw:text-style-name="P1" svg:width="0.317cm" svg:height="0.295cm" svg:x="4.515cm" svg:y="8.579cm">
            <draw:image xlink:href="https://awbw.amarriner.com/terrain/ani/gefighter.gif" xlink:type="simple" xlink:show="embed" xlink:actuate="onLoad" draw:mime-type="image/gif">
              <text:p/>
            </draw:image>
          </draw:frame>
          <draw:frame draw:z-index="41" draw:name="https://awbw.amarriner.com/terrain/ani/gebomber.gif" draw:style-name="gr1" draw:text-style-name="P1" svg:width="0.338cm" svg:height="0.317cm" svg:x="4.515cm" svg:y="9.031cm">
            <draw:image xlink:href="https://awbw.amarriner.com/terrain/ani/gebomber.gif" xlink:type="simple" xlink:show="embed" xlink:actuate="onLoad" draw:mime-type="image/gif">
              <text:p/>
            </draw:image>
          </draw:frame>
          <draw:frame draw:z-index="42" draw:name="https://awbw.amarriner.com/terrain/ani/gestealth.gif" draw:style-name="gr1" draw:text-style-name="P1" svg:width="0.338cm" svg:height="0.338cm" svg:x="4.515cm" svg:y="9.482cm">
            <draw:image xlink:href="https://awbw.amarriner.com/terrain/ani/gestealth.gif" xlink:type="simple" xlink:show="embed" xlink:actuate="onLoad" draw:mime-type="image/gif">
              <text:p/>
            </draw:image>
          </draw:frame>
          <draw:frame draw:z-index="43" draw:name="https://awbw.amarriner.com/terrain/ani/geblackbomb.gif" draw:style-name="gr1" draw:text-style-name="P1" svg:width="0.338cm" svg:height="0.338cm" svg:x="4.515cm" svg:y="9.934cm">
            <draw:image xlink:href="https://awbw.amarriner.com/terrain/ani/geblackbomb.gif" xlink:type="simple" xlink:show="embed" xlink:actuate="onLoad" draw:mime-type="image/gif">
              <text:p/>
            </draw:image>
          </draw:frame>
          <draw:frame draw:z-index="44" draw:name="https://awbw.amarriner.com/terrain/ani/geblackboat.gif" draw:style-name="gr1" draw:text-style-name="P1" svg:width="0.338cm" svg:height="0.253cm" svg:x="4.515cm" svg:y="10.385cm">
            <draw:image xlink:href="https://awbw.amarriner.com/terrain/ani/geblackboat.gif" xlink:type="simple" xlink:show="embed" xlink:actuate="onLoad" draw:mime-type="image/gif">
              <text:p/>
            </draw:image>
          </draw:frame>
          <draw:frame draw:z-index="45" draw:name="https://awbw.amarriner.com/terrain/ani/gelander.gif" draw:style-name="gr1" draw:text-style-name="P1" svg:width="0.338cm" svg:height="0.274cm" svg:x="4.515cm" svg:y="10.837cm">
            <draw:image xlink:href="https://awbw.amarriner.com/terrain/ani/gelander.gif" xlink:type="simple" xlink:show="embed" xlink:actuate="onLoad" draw:mime-type="image/gif">
              <text:p/>
            </draw:image>
          </draw:frame>
          <draw:frame draw:z-index="46" draw:name="https://awbw.amarriner.com/terrain/ani/gecruiser.gif" draw:style-name="gr1" draw:text-style-name="P1" svg:width="0.274cm" svg:height="0.253cm" svg:x="4.515cm" svg:y="11.288cm">
            <draw:image xlink:href="https://awbw.amarriner.com/terrain/ani/gecruiser.gif" xlink:type="simple" xlink:show="embed" xlink:actuate="onLoad" draw:mime-type="image/gif">
              <text:p/>
            </draw:image>
          </draw:frame>
          <draw:frame draw:z-index="47" draw:name="https://awbw.amarriner.com/terrain/ani/gesub.gif" draw:style-name="gr1" draw:text-style-name="P1" svg:width="0.338cm" svg:height="0.232cm" svg:x="4.515cm" svg:y="11.74cm">
            <draw:image xlink:href="https://awbw.amarriner.com/terrain/ani/gesub.gif" xlink:type="simple" xlink:show="embed" xlink:actuate="onLoad" draw:mime-type="image/gif">
              <text:p/>
            </draw:image>
          </draw:frame>
          <draw:frame draw:z-index="48" draw:name="https://awbw.amarriner.com/terrain/ani/gebattleship.gif" draw:style-name="gr1" draw:text-style-name="P1" svg:width="0.338cm" svg:height="0.295cm" svg:x="4.515cm" svg:y="12.192cm">
            <draw:image xlink:href="https://awbw.amarriner.com/terrain/ani/gebattleship.gif" xlink:type="simple" xlink:show="embed" xlink:actuate="onLoad" draw:mime-type="image/gif">
              <text:p/>
            </draw:image>
          </draw:frame>
          <draw:frame draw:z-index="49" draw:name="https://awbw.amarriner.com/terrain/ani/gecarrier.gif" draw:style-name="gr1" draw:text-style-name="P1" svg:width="0.338cm" svg:height="0.317cm" svg:x="4.515cm" svg:y="12.643cm">
            <draw:image xlink:href="https://awbw.amarriner.com/terrain/ani/gecarrier.gif" xlink:type="simple" xlink:show="embed" xlink:actuate="onLoad" draw:mime-type="image/gif">
              <text:p/>
            </draw:image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number-columns-repeated="11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7" table:default-cell-style-name="ce3"/>
        <table:table-column table:style-name="co4" table:number-columns-repeated="5" table:default-cell-style-name="ce3"/>
        <table:table-row table:style-name="ro1" table:number-rows-repeated="2">
          <table:table-cell table:number-columns-repeated="2"/>
          <table:table-cell table:style-name="Default" table:number-columns-repeated="26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 </text:p>
          </table:table-cell>
          <table:table-cell table:style-name="ce2" table:number-columns-repeated="25"/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- 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3"/>
          <table:table-cell table:number-columns-repeated="25" office:value-type="string" calcext:value-type="string">
            <text:p>- </text:p>
          </table:table-cell>
        </table:table-row>
      </table:table>
      <table:table table:name="Sheet2" table:style-name="ta1">
        <table:table-column table:style-name="co3" table:number-columns-repeated="11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7" table:default-cell-style-name="ce3"/>
        <table:table-column table:style-name="co6" table:number-columns-repeated="5" table:default-cell-style-name="ce3"/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11" office:value-type="string" calcext:value-type="string">
            <text:p>- 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1" office:value-type="string" calcext:value-type="string">
            <text:p>- 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11" office:value-type="string" calcext:value-type="string">
            <text:p>- 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string" calcext:value-type="string">
            <text:p>-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- 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- 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-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table:number-columns-repeated="13" office:value-type="string" calcext:value-type="string">
            <text:p>-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string" calcext:value-type="string">
            <text:p>- 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string" calcext:value-type="string">
            <text:p>- 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25" office:value-type="string" calcext:value-type="string">
            <text:p>- </text:p>
          </table:table-cell>
        </table:table-row>
        <table:table-row table:style-name="ro1">
          <table:table-cell table:number-columns-repeated="13" office:value-type="string" calcext:value-type="string">
            <text:p>- 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9" office:value-type="string" calcext:value-type="string">
            <text:p>- 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- 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3" office:value-type="string" calcext:value-type="string">
            <text:p>- 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string" calcext:value-type="string">
            <text:p>- 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4T11:11:16.410000000</meta:creation-date>
    <dc:date>2025-05-25T10:52:56.028000000</dc:date>
    <meta:editing-duration>PT13H38M10S</meta:editing-duration>
    <meta:editing-cycles>2</meta:editing-cycles>
    <meta:generator>LibreOffice/7.1.3.2$Windows_X86_64 LibreOffice_project/47f78053abe362b9384784d31a6e56f8511eb1c1</meta:generator>
    <meta:document-statistic meta:table-count="3" meta:cell-count="1927" meta:object-count="100"/>
  </office:meta>
</office:document-meta>
</file>